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A3B00000BFE8AAFF0A8.svm"/>
  <manifest:file-entry manifest:media-type="" manifest:full-path="Pictures/200000070000603A000022868D1D47D6.svm"/>
  <manifest:file-entry manifest:media-type="" manifest:full-path="Pictures/20000007000052FF00000BFEAAD433B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0pt" fo:language="en" fo:country="US" fo:font-weight="normal" style:font-size-asian="20pt" style:font-weight-asian="normal" style:font-size-complex="2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20pt" fo:language="ru" fo:country="RU" fo:font-weight="normal" style:font-size-asian="20pt" style:font-weight-asian="normal" style:font-size-complex="2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Arial"/>
    </style:style>
    <style:style style:name="P12" style:family="paragraph" style:parent-style-name="Heading">
      <style:paragraph-properties fo:text-align="center" style:justify-single-word="false"/>
      <style:text-properties style:font-name="Times New Roman"/>
    </style:style>
    <style:style style:name="P13" style:family="paragraph" style:parent-style-name="Text_20_body">
      <style:paragraph-properties fo:margin-top="0cm" fo:margin-bottom="0.007cm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8" style:family="paragraph" style:parent-style-name="Heading_20_1">
      <style:paragraph-properties fo:text-align="start" style:justify-single-word="false" fo:break-before="page"/>
      <style:text-properties fo:font-size="18pt" style:font-size-asian="18pt" style:font-size-complex="18pt"/>
    </style:style>
    <style:style style:name="P19" style:family="paragraph" style:parent-style-name="Text_20_body">
      <style:paragraph-properties fo:margin-top="0cm" fo:margin-bottom="0.007cm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НАУКИ И ВЫСШЕГО ОБРАЗОВАНИЯ РОССИЙСКОЙ ФЕДЕРАЦИИ</text:p>
      <text:p text:style-name="P1"/>
      <text:p text:style-name="P11"><text:span text:style-name="T3">федеральное государственное автономное образовательное учреждение высшего образования «Национальный исследовательский университет ИТМО»</text:span> </text:p>
      <text:p text:style-name="P1"/>
      <text:p text:style-name="P1">ФАКУЛЬТЕТ <text:span text:style-name="T1">ПРОГРАММНОЙ ИНЖЕНЕРИИ И КОМПЬЮТЕРНОЙ ТЕХНИКИ</text:span> </text:p>
      <text:p text:style-name="P1"/>
      <text:p text:style-name="P1"/>
      <text:p text:style-name="P2">ЛАБОРАТОРНАЯ РАБОТА №1</text:p>
      <text:p text:style-name="P4">по дисциплине</text:p>
      <text:p text:style-name="P4">«ПРОГРАММИРОВАНИЕ»<text:line-break/></text:p>
      <text:p text:style-name="P4">Вариант № 36729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</text:p>
      <text:p text:style-name="P5">Студент группы <text:span text:style-name="T2">P3116</text:span></text:p>
      <text:p text:style-name="P6">Козодой Андрей Сергеевич</text:p>
      <text:p text:style-name="P3">Преподаватель:</text:p>
      <text:p text:style-name="P14">Письмак Алексей Евгеньевич</text:p>
      <text:p text:style-name="P6"/>
      <text:p text:style-name="P6"/>
      <text:p text:style-name="P6"/>
      <text:p text:style-name="P7"/>
      <text:p text:style-name="P7"/>
      <text:p text:style-name="P7">Санкт-Петербург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6">Задание<text:tab/>3</text:p>
          <text:p text:style-name="P16">Исходный код<text:tab/>4</text:p>
          <text:p text:style-name="P16">Результаты работы программы<text:tab/>6</text:p>
          <text:p text:style-name="P16">Вывод<text:tab/>7</text:p>
        </text:index-body>
      </text:table-of-content>
      <text:p text:style-name="P7"/>
      <text:h text:style-name="P18" text:outline-level="1">Задание</text:h>
      <text:p text:style-name="P8"><draw:frame draw:style-name="fr1" draw:name="Графический объект1" text:anchor-type="paragraph" svg:width="16.999cm" svg:height="6.098cm" draw:z-index="2"><draw:image xlink:href="Pictures/200000070000603A000022868D1D47D6.svm" xlink:type="simple" xlink:show="embed" xlink:actuate="onLoad"/></draw:frame></text:p>
      <text:h text:style-name="P18" text:outline-level="1">Исходный код</text:h>
      <text:p text:style-name="P13">/*</text:p>
      <text:p text:style-name="P13"><text:tab/>Лабораторная работа №1</text:p>
      <text:p text:style-name="P13"><text:tab/>Вариант 367298</text:p>
      <text:p text:style-name="P13"/>
      <text:p text:style-name="P13"><text:tab/>Группа P3116 Козодой Андрей</text:p>
      <text:p text:style-name="P13">*/</text:p>
      <text:p text:style-name="P13">import java.lang.Math;</text:p>
      <text:p text:style-name="P13">import java.util.Random;</text:p>
      <text:p text:style-name="P13">public class Lab1{</text:p>
      <text:p text:style-name="P13"><text:tab/>public static double func1(double x){</text:p>
      <text:p text:style-name="P13"><text:tab/><text:tab/>return Math.pow(Math.pow((x+2.0/3.0)/2.0*(Math.pow(x/2.0,3.0)-1.0),3.0),1.0/3.0);</text:p>
      <text:p text:style-name="P13"><text:tab/>}</text:p>
      <text:p text:style-name="P13"><text:tab/>public static double func2(double x){</text:p>
      <text:p text:style-name="P13"><text:tab/><text:tab/>return Math.asin(Math.pow((x+4.5)/15.0,2.0));</text:p>
      <text:p text:style-name="P13"><text:tab/>}</text:p>
      <text:p text:style-name="P13"><text:tab/>public static double func3(double x){</text:p>
      <text:p text:style-name="P13"><text:tab/><text:tab/>return Math.tan(Math.tan(Math.pow(0.25/(1-x/0.5),Math.pow(x,x)) ));</text:p>
      <text:p text:style-name="P13"><text:tab/>}</text:p>
      <text:p text:style-name="P13"><text:tab/>private static int c[] = new int[7];</text:p>
      <text:p text:style-name="P13"><text:tab/>private static double x[] = new double[13];</text:p>
      <text:p text:style-name="P13"><text:tab/>private static double d[][] = new double[7][13];</text:p>
      <text:p text:style-name="P13"><text:tab/></text:p>
      <text:p text:style-name="P13"><text:tab/>//заполнение массивов случайными числами</text:p>
      <text:p text:style-name="P13"><text:tab/>private static void gen(){</text:p>
      <text:p text:style-name="P13"><text:tab/><text:tab/>Random randomGen = new Random();</text:p>
      <text:p text:style-name="P13"><text:tab/><text:tab/>for(int i=16;i&gt;=4;i-=2)</text:p>
      <text:p text:style-name="P13"><text:tab/><text:tab/><text:tab/>c[(i-4)/2]=i;</text:p>
      <text:p text:style-name="P13"><text:tab/><text:tab/>for(int i = 0;i&lt;13;i++)</text:p>
      <text:p text:style-name="P13"><text:tab/><text:tab/><text:tab/>x[i]=Math.sin(randomGen.nextInt())*7.5+4.5;</text:p>
      <text:p text:style-name="P13"><text:tab/>}</text:p>
      <text:p text:style-name="P13"><text:tab/></text:p>
      <text:p text:style-name="P13"><text:tab/>//расчет значений d</text:p>
      <text:p text:style-name="P13"><text:tab/>private static void compute(){</text:p>
      <text:p text:style-name="P13"><text:tab/><text:tab/>for(int i = 0;i&lt;7;i++){</text:p>
      <text:p text:style-name="P13"><text:tab/><text:tab/><text:tab/>for(int j = 0;j&lt;13;j++){</text:p>
      <text:p text:style-name="P13"><text:tab/><text:tab/><text:tab/><text:tab/>if(c[i]==16)</text:p>
      <text:p text:style-name="P13"><text:tab/><text:tab/><text:tab/><text:tab/><text:tab/>d[i][j]=func1(x[j]);</text:p>
      <text:p text:style-name="P13"><text:tab/><text:tab/><text:tab/><text:tab/>else if(c[i]==4 || c[i]==8 || c[i]==14 )</text:p>
      <text:p text:style-name="P13"><text:tab/><text:tab/><text:tab/><text:tab/><text:tab/>d[i][j]=func2(x[j]);</text:p>
      <text:p text:style-name="P13"><text:tab/><text:tab/><text:tab/><text:tab/>else</text:p>
      <text:p text:style-name="P13"><text:tab/><text:tab/><text:tab/><text:tab/><text:tab/>d[i][j]=func3(x[j]);</text:p>
      <text:p text:style-name="P13"><text:soft-page-break/><text:tab/><text:tab/><text:tab/>}</text:p>
      <text:p text:style-name="P13"><text:tab/><text:tab/>}</text:p>
      <text:p text:style-name="P13"><text:tab/>}</text:p>
      <text:p text:style-name="P13"><text:tab/></text:p>
      <text:p text:style-name="P13"><text:tab/>//вывод на экран значений матрицы</text:p>
      <text:p text:style-name="P13"><text:tab/>private static void print(){</text:p>
      <text:p text:style-name="P13"><text:tab/><text:tab/>for(int i = 0;i&lt;7;i++){</text:p>
      <text:p text:style-name="P13"><text:tab/><text:tab/><text:tab/>for(int j = 0;j&lt;13;j++)</text:p>
      <text:p text:style-name="P13"><text:tab/><text:tab/><text:tab/><text:tab/>System.out.format("%.5f ",d[i][j]);</text:p>
      <text:p text:style-name="P13"><text:tab/><text:tab/><text:tab/>System.out.printf("\n");</text:p>
      <text:p text:style-name="P13"><text:tab/><text:tab/>}</text:p>
      <text:p text:style-name="P13"><text:tab/>}</text:p>
      <text:p text:style-name="P13"><text:tab/></text:p>
      <text:p text:style-name="P13"><text:tab/>public static void main(String [] args){</text:p>
      <text:p text:style-name="P13"><text:tab/><text:tab/>gen();</text:p>
      <text:p text:style-name="P13"><text:tab/><text:tab/>compute();</text:p>
      <text:p text:style-name="P13"><text:tab/><text:tab/>print();</text:p>
      <text:p text:style-name="P13"><text:tab/>}</text:p>
      <text:p text:style-name="P13">}</text:p>
      <text:h text:style-name="P17" text:outline-level="1">Результаты работы программы</text:h>
      <text:p text:style-name="P9"><draw:frame draw:style-name="fr2" draw:name="Графический объект2" text:anchor-type="paragraph" svg:x="-0.026cm" svg:y="1.236cm" svg:width="16.999cm" svg:height="2.455cm" draw:z-index="0"><draw:image xlink:href="Pictures/20000007000052FF00000BFEAAD433B5.svm" xlink:type="simple" xlink:show="embed" xlink:actuate="onLoad"/></draw:frame>Результат 1:<text:line-break/></text:p>
      <text:p text:style-name="P9">Результат 2:</text:p>
      <text:p text:style-name="P9"><draw:frame draw:style-name="fr1" draw:name="Графический объект3" text:anchor-type="paragraph" svg:width="16.999cm" svg:height="2.258cm" draw:z-index="1"><draw:image xlink:href="Pictures/2000000700005A3B00000BFE8AAFF0A8.svm" xlink:type="simple" xlink:show="embed" xlink:actuate="onLoad"/></draw:frame></text:p>
      <text:h text:style-name="P17" text:outline-level="1">Вывод</text:h>
      <text:p text:style-name="P10">Во <text:s/>время выполнения работы <text:s/>я <text:s/>ознакомился с синтаксисом <text:s/>языка <text:s/>Java, </text:p>
      <text:p text:style-name="P10">библиотеками <text:s/>Math и <text:span text:style-name="T2">Random</text:span>, <text:s/>научился <text:s/>работать <text:s/>с <text:s/>примитивными <text:s/>типами </text:p>
      <text:p text:style-name="P10">данных, <text:s/>одномерными <text:s/>и <text:s/>многомерными <text:s/>массивами, <text:s/>циклами, <text:s/>логическими </text:p>
      <text:p text:style-name="P10">операторами <text:s/>и <text:s/>форматированным <text:s/>выводом. <text:s/>По <text:s/>окончании <text:s/>работы <text:s/>я <text:s/>умею </text:p>
      <text:p text:style-name="P10">пользоваться <text:s/>основными <text:s/>средствами <text:s/>JDK. <text:s/>Полученные <text:s/>знания <text:s/>понадобятся <text:s/></text:p>
      <text:p text:style-name="P10">в процессе дальнейшего обучен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8M28S</meta:editing-duration>
    <meta:editing-cycles>40</meta:editing-cycles>
    <meta:generator>OpenOffice/4.1.3$Win32 OpenOffice.org_project/413m1$Build-9783</meta:generator>
    <dc:date>2022-09-19T16:01:20.40</dc:date>
    <dc:creator>Андрей </dc:creator>
    <meta:document-statistic meta:table-count="0" meta:image-count="3" meta:object-count="0" meta:page-count="7" meta:paragraph-count="89" meta:word-count="264" meta:character-count="2300"/>
    <meta:user-defined meta:name="Info 1"/>
    <meta:user-defined meta:name="Info 2"/>
    <meta:user-defined meta:name="Info 3"/>
    <meta:user-defined meta:name="Info 4"/>
  </office:meta>
</office:document-meta>
</file>